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T16" style:parent-style-name="Standardstycketeckensnitt" style:family="text">
      <style:text-properties style:font-name="Wingdings" style:font-name-asian="Wingdings" style:font-name-complex="Wingdings"/>
    </style:style>
    <style:style style:name="T17" style:parent-style-name="Standardstycketeckensnitt" style:family="text">
      <style:text-properties style:font-name="Wingdings" style:font-name-asian="Wingdings" style:font-name-complex="Wingdings"/>
    </style:style>
    <style:style style:name="T18" style:parent-style-name="Standardstycketeckensnitt" style:family="text">
      <style:text-properties style:font-name="Wingdings" style:font-name-asian="Wingdings" style:font-name-complex="Wingdings"/>
    </style:style>
    <style:style style:name="T19" style:parent-style-name="Standardstycketeckensnitt" style:family="text">
      <style:text-properties style:font-name="Wingdings" style:font-name-asian="Wingdings" style:font-name-complex="Wingdings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/>
    </style:style>
    <style:style style:name="P24" style:parent-style-name="Normal" style:family="paragraph">
      <style:paragraph-properties fo:line-height="100%"/>
    </style:style>
    <style:style style:name="P25" style:parent-style-name="Normal" style:family="paragraph">
      <style:paragraph-properties fo:line-height="100%"/>
    </style:style>
    <style:style style:name="P26" style:parent-style-name="Normal" style:family="paragraph">
      <style:paragraph-properties fo:line-height="100%"/>
    </style:style>
    <style:style style:name="P27" style:parent-style-name="Normal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P30" style:parent-style-name="Normal" style:family="paragraph">
      <style:paragraph-properties fo:line-height="100%"/>
    </style:style>
    <style:style style:name="P31" style:parent-style-name="Normal" style:family="paragraph">
      <style:paragraph-properties fo:line-height="100%"/>
    </style:style>
    <style:style style:name="P32" style:parent-style-name="Normal" style:family="paragraph">
      <style:paragraph-properties fo:line-height="100%"/>
    </style:style>
    <style:style style:name="P33" style:parent-style-name="Normal" style:family="paragraph">
      <style:paragraph-properties fo:line-height="100%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line-height="100%"/>
    </style:style>
    <style:style style:name="P42" style:parent-style-name="Normal" style:family="paragraph">
      <style:paragraph-properties fo:line-height="100%"/>
    </style:style>
    <style:style style:name="P43" style:parent-style-name="Normal" style:family="paragraph">
      <style:paragraph-properties fo:line-height="100%"/>
    </style:style>
    <style:style style:name="P44" style:parent-style-name="Normal" style:family="paragraph">
      <style:paragraph-properties fo:line-height="100%"/>
    </style:style>
    <style:style style:name="P45" style:parent-style-name="Normal" style:family="paragraph">
      <style:paragraph-properties fo:line-height="100%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line-height="100%"/>
    </style:style>
    <style:style style:name="P49" style:parent-style-name="Normal" style:family="paragraph">
      <style:paragraph-properties fo:line-height="100%"/>
    </style:style>
    <style:style style:name="P50" style:parent-style-name="Normal" style:family="paragraph">
      <style:paragraph-properties fo:line-height="100%"/>
    </style:style>
    <style:style style:name="P51" style:parent-style-name="Normal" style:family="paragraph">
      <style:paragraph-properties fo:line-height="100%"/>
    </style:style>
    <style:style style:name="P52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line-height="100%"/>
    </style:style>
    <style:style style:name="P54" style:parent-style-name="Normal" style:family="paragraph">
      <style:paragraph-properties fo:line-height="100%"/>
    </style:style>
    <style:style style:name="P55" style:parent-style-name="Normal" style:family="paragraph">
      <style:paragraph-properties fo:line-height="100%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</style:style>
    <style:style style:name="P58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00%"/>
    </style:style>
    <style:style style:name="P62" style:parent-style-name="Normal" style:family="paragraph">
      <style:paragraph-properties fo:line-height="100%"/>
    </style:style>
    <style:style style:name="P63" style:parent-style-name="Normal" style:family="paragraph">
      <style:paragraph-properties fo:line-height="100%"/>
      <style:text-properties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line-height="100%"/>
    </style:style>
    <style:style style:name="P65" style:parent-style-name="Normal" style:family="paragraph">
      <style:paragraph-properties fo:line-height="100%"/>
    </style:style>
    <style:style style:name="P66" style:parent-style-name="Normal" style:family="paragraph">
      <style:paragraph-properties fo:line-height="100%"/>
    </style:style>
    <style:style style:name="P67" style:parent-style-name="Normal" style:family="paragraph">
      <style:paragraph-properties fo:line-height="100%"/>
    </style:style>
    <style:style style:name="T68" style:parent-style-name="Standardstycketeckensnitt" style:family="text"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line-height="100%"/>
    </style:style>
    <style:style style:name="P70" style:parent-style-name="Normal" style:family="paragraph">
      <style:paragraph-properties fo:line-height="100%"/>
    </style:style>
    <style:style style:name="P71" style:parent-style-name="Normal" style:family="paragraph">
      <style:paragraph-properties fo:line-height="100%"/>
    </style:style>
    <style:style style:name="P72" style:parent-style-name="Normal" style:family="paragraph">
      <style:paragraph-properties fo:line-height="100%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</style:style>
    <style:style style:name="P75" style:parent-style-name="Normal" style:family="paragraph">
      <style:paragraph-properties fo:line-height="100%"/>
    </style:style>
    <style:style style:name="T76" style:parent-style-name="Standardstycketeckensnitt" style:family="text">
      <style:text-properties style:font-name="Wingdings" style:font-name-asian="Wingdings" style:font-name-complex="Wingdings"/>
    </style:style>
    <style:style style:name="T77" style:parent-style-name="Standardstycketeckensnitt" style:family="text">
      <style:text-properties style:font-name="Wingdings" style:font-name-asian="Wingdings" style:font-name-complex="Wingdings"/>
    </style:style>
    <style:style style:name="T78" style:parent-style-name="Standardstycketeckensnitt" style:family="text">
      <style:text-properties style:font-name="Wingdings" style:font-name-asian="Wingdings" style:font-name-complex="Wingdings"/>
    </style:style>
    <style:style style:name="T79" style:parent-style-name="Standardstycketeckensnitt" style:family="text">
      <style:text-properties style:font-name="Wingdings" style:font-name-asian="Wingdings" style:font-name-complex="Wingdings"/>
    </style:style>
    <style:style style:name="P80" style:parent-style-name="Normal" style:family="paragraph">
      <style:paragraph-properties fo:line-height="100%"/>
    </style:style>
    <style:style style:name="P81" style:parent-style-name="Normal" style:family="paragraph">
      <style:paragraph-properties fo:line-height="100%"/>
    </style:style>
    <style:style style:name="P82" style:parent-style-name="Normal" style:family="paragraph">
      <style:paragraph-properties fo:line-height="100%"/>
    </style:style>
  </office:automatic-styles>
  <office:body>
    <office:text text:use-soft-page-breaks="true">
      <text:p text:style-name="P1">Systemtestning. <text:s/>- = Ej testat eller ej godkänd. <text:s text:c="2"/>+ = Testat och godkänd.</text:p>
      <text:p text:style-name="P2"/>
      <text:p text:style-name="P3">Startmeny</text:p>
      <text:p text:style-name="P4">+Tre knappar skall visas i mitten i en rad på skärmen.</text:p>
      <text:p text:style-name="P5">+New game skall starta ett nytt spel när<text:s/>man trycker på den.</text:p>
      <text:p text:style-name="P6"><text:s/>+Highscore skall visa de 13<text:s/>högsta poängen.<text:s/></text:p>
      <text:p text:style-name="P7">+Option skall öppna en sida där man kan välja olika inställningar att spela på mm.<text:s/></text:p>
      <text:p text:style-name="P8"/>
      <text:p text:style-name="P9">New Game<text:s/></text:p>
      <text:p text:style-name="P10">+Vid start av spelet ska livet vara 100%, poängen ska vara 0 och första banan heter Neptunus.<text:s/>Texten ska ligga i rätt proportion till varandra.</text:p>
      <text:p text:style-name="P11">Allmänt, varje bana</text:p>
      <text:p text:style-name="P12">+Överst på skärmen skall banans namn visas följt av spelarens liv i procent följt av poängen.</text:p>
      <text:p text:style-name="P13">+Spelaren skall starta ungefär i mitten av skärmen längst ner.<text:s/></text:p>
      <text:p text:style-name="P14">+Spelaren skall börja skjuta<text:s/>automatiskt om man<text:s/>ej har ändrat inställningarna.</text:p>
      <text:p text:style-name="P15">+Två knappar att styra med ska visas längst ner till vänster följt av två vapenknappar längst ner till höger.<text:s/><text:span text:style-name="T16"></text:span><text:s text:c="2"/><text:span text:style-name="T17"></text:span><text:s text:c="3"/>Vapen (Har man bytt inställningar i options :<text:s/><text:span text:style-name="T18"></text:span><text:s/>Vapen<text:s/><text:span text:style-name="T19"></text:span><text:s/>)</text:p>
      <text:p text:style-name="P20">+Fienden skall skapas på olika ställen i x-led men strax utanför skärmen i y-led, så att det ser ut som att de flyger in i skärmen</text:p>
      <text:p text:style-name="P21">+När man klickar på höger pil ska spelaren åka åt höger</text:p>
      <text:p text:style-name="P22">+När man klickar på vänster pil ska spelaren åka åt vänster</text:p>
      <text:p text:style-name="P23">+När man klickar på de olika vapnen skall de avfyras</text:p>
      <text:p text:style-name="P24">+om spelaren blir träffad av ett skott från en fiende skall livet räknas ned</text:p>
      <text:p text:style-name="P25">+om spelaren krockar med en fiende ska livet räknas ned.</text:p>
      <text:p text:style-name="P26">+Spelaren ska ej kunna bli träffad av sina egna skott.</text:p>
      <text:p text:style-name="P27">+När livet har gått ner till 0% skall spelet avslutas, kom man in på highscorelistan skall man kunna<text:s/>skriva in sitt namn, annars kommer man tillbaka till startmenyn.</text:p>
      <text:p text:style-name="P28">+När en bana är klar skall en mellanskärm komma med en text som beskriver ditt uppdrag på nästa bana.</text:p>
      <text:p text:style-name="P29">+Mellanskärmen skall också visa tre knappar: Laser, Missile, EMP.</text:p>
      <text:p text:style-name="P30">+Har man tillräckligt många poäng ska man kunna uppgradera sina vapen om man klickar på någon av knapparna, vilket syns på skotten i nästa bana.</text:p>
      <text:soft-page-break/>
      <text:p text:style-name="P31">+Väljer man att uppdatera Laser kommer den att skuta två skott samtidigt, uppdaterar man igen skjuter man tre sedan fyra.</text:p>
      <text:p text:style-name="P32">+Väljer man<text:s/>att uppdatera Missile kommer missilen att få en större träffyta</text:p>
      <text:p text:style-name="P33">+Väljer man att uppdatera EMP kommer EMPn få en större träffyta.</text:p>
      <text:p text:style-name="P34"/>
      <text:p text:style-name="P35">Neptunus</text:p>
      <text:p text:style-name="P36">+Se så att allt på New Game fungerar</text:p>
      <text:p text:style-name="P37">+Inget ska hända när fiender tar sig förbi spelarskeppet utan att träffa det</text:p>
      <text:p text:style-name="P38">+När alla fienden på banan har antingen passerat eller skjutits skall Uranus banan startas<text:s/></text:p>
      <text:p text:style-name="P39"/>
      <text:p text:style-name="P40">Uranus</text:p>
      <text:p text:style-name="P41">+Se så att allt på New Game fungerar</text:p>
      <text:p text:style-name="P42">+Längst upp på skärmen rör sig ett skepp som är mycket svår att träffa. För att klara banan måste skeppet dödas.<text:s/></text:p>
      <text:p text:style-name="P43">+Notera<text:s/>att de övriga skeppen kommer i oändligheten eller tills det övre skeppet har dödats.</text:p>
      <text:p text:style-name="P44">+Inget ska hända när fiender tar sig förbi spelarskeppet utan att träffa det</text:p>
      <text:p text:style-name="P45">+När alla fienden på banan har antingen passerat eller skjutits skall Saturnusbanan startas<text:s/></text:p>
      <text:p text:style-name="P46"/>
      <text:p text:style-name="P47">Saturnus</text:p>
      <text:p text:style-name="P48">+Se så att allt på New Game fungerar</text:p>
      <text:p text:style-name="P49">+Inget ska hända när fiender tar sig förbi spelarskeppet utan att träffa det</text:p>
      <text:p text:style-name="P50">+När alla fienden på banan har antingen passerat eller skjutits skall Jupiterbanan startas<text:s/></text:p>
      <text:p text:style-name="P51"/>
      <text:p text:style-name="P52">Jupiter</text:p>
      <text:p text:style-name="P53">+Se så att allt på New Game fungerar</text:p>
      <text:p text:style-name="P54">+För att klara banan måste det stora skeppet dödas. (Miniboss)</text:p>
      <text:p text:style-name="P55">+Notera att det de små skeppen som rör sig i cirklar kommer i oändligheten eller tills minibossen dödats.</text:p>
      <text:p text:style-name="P56">+När minibossen dödats skall Marsbanan startas<text:s/></text:p>
      <text:p text:style-name="P57"/>
      <text:p text:style-name="P58">Mars</text:p>
      <text:soft-page-break/>
      <text:p text:style-name="P59">+Se så att allt på New Game<text:s/>fungerar</text:p>
      <text:p text:style-name="P60">+Notera att om en fiende tar sig förbi spelaren skall man förlora.</text:p>
      <text:p text:style-name="P61">+Notera att om man dödar alla skepp på banan så skall Jordenbanan starta.</text:p>
      <text:p text:style-name="P62"/>
      <text:p text:style-name="P63">Jorden</text:p>
      <text:p text:style-name="P64">+Se så att allt på New Game fungerar</text:p>
      <text:p text:style-name="P65">+När alla fienden på banan har antingen passerat eller skjutits och den sista bossen har dödats skall en avslutningsskärm visas med texten: ””.<text:s/></text:p>
      <text:p text:style-name="P66"/>
      <text:p text:style-name="P67"><text:span text:style-name="T68">Options</text:span></text:p>
      <text:p text:style-name="P69">+Fem stycken knappar skall visas i en lodrät rad i mitten.</text:p>
      <text:p text:style-name="P70">+Klickar man på Main Menu ska man komma tillbaka till startmenyn.</text:p>
      <text:p text:style-name="P71">+Klickar man på Sound Off/Sound On ska<text:s/>ljudet från effekter spelas/stänkas av.</text:p>
      <text:p text:style-name="P72">+Klickar man på Music Off/ Music On ska musiken spelas/stängas av.</text:p>
      <text:p text:style-name="P73">+Klickar man på Vibration Off/Vibration On<text:s/>ska vibrationen sättas på/ stängas av.</text:p>
      <text:p text:style-name="P74">+Klickar man på Change Control Layout ska styrknapparna ändra position</text:p>
      <text:p text:style-name="P75"><text:s/><text:span text:style-name="T76"></text:span><text:s text:c="2"/><text:span text:style-name="T77"></text:span><text:s text:c="3"/>Vapen <text:s/>/ <text:s text:c="2"/><text:span text:style-name="T78"></text:span><text:s text:c="4"/>Vapen <text:s text:c="2"/><text:span text:style-name="T79"></text:span><text:s/></text:p>
      <text:p text:style-name="P80"><text:s text:c="2"/></text:p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n</meta:initial-creator>
    <dc:creator>Elin</dc:creator>
    <meta:creation-date>2013-09-26T14:17:00Z</meta:creation-date>
    <dc:date>2013-10-21T09:25:00Z</dc:date>
    <meta:template xlink:href="Normal" xlink:type="simple"/>
    <meta:editing-cycles>6</meta:editing-cycles>
    <meta:editing-duration>PT4440S</meta:editing-duration>
    <meta:document-statistic meta:page-count="3" meta:paragraph-count="8" meta:word-count="653" meta:character-count="4106" meta:row-count="28" meta:non-whitespace-character-count="3461"/>
  </office:meta>
</office:document-meta>
</file>